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3000000333423541A.png" manifest:media-type="image/png"/>
  <manifest:file-entry manifest:full-path="Pictures/1000000100000033000000333A1C8B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7.119cm" fo:min-width="18.934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2.823cm" fo:min-width="4.539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16cm" fo:min-width="3.485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249cm" fo:min-width="4.222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04cm" fo:min-width="3.711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16cm" fo:min-width="2.779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3.395cm" fo:min-width="4.036cm" fo:padding-top="0.165cm" fo:padding-bottom="0.165cm" fo:padding-left="0.29cm" fo:padding-right="0.2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1.389cm" fo:min-width="3.044cm" fo:padding-top="0.165cm" fo:padding-bottom="0.165cm" fo:padding-left="0.29cm" fo:padding-right="0.29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d7d7" draw:textarea-horizontal-align="justify" draw:textarea-vertical-align="top" draw:auto-grow-height="false" fo:min-height="1.677cm" fo:min-width="3.015cm" fo:padding-top="0.165cm" fo:padding-bottom="0.165cm" fo:padding-left="0.29cm" fo:padding-right="0.29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0.817cm" fo:min-width="1.837cm" fo:padding-top="0.165cm" fo:padding-bottom="0.165cm" fo:padding-left="0.29cm" fo:padding-right="0.29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e1e047" draw:textarea-horizontal-align="justify" draw:textarea-vertical-align="top" draw:auto-grow-height="false" fo:min-height="1.39cm" fo:min-width="3.078cm" fo:padding-top="0.165cm" fo:padding-bottom="0.165cm" fo:padding-left="0.29cm" fo:padding-right="0.29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3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8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816cm" fo:min-width="1.518cm" fo:padding-top="0.165cm" fo:padding-bottom="0.165cm" fo:padding-left="0.29cm" fo:padding-right="0.29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5cm" loext:decorative="false"/>
      <style:paragraph-properties style:writing-mode="lr-tb"/>
    </style:style>
    <style:style style:name="gr2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89cm" fo:min-width="2.725cm" fo:padding-top="0.165cm" fo:padding-bottom="0.165cm" fo:padding-left="0.29cm" fo:padding-right="0.29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89cm" fo:min-width="3.044cm" fo:padding-top="0.165cm" fo:padding-bottom="0.165cm" fo:padding-left="0.29cm" fo:padding-right="0.29cm" style:writing-mode="lr-tb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dee6ef"/>
      <style:paragraph-properties fo:text-align="end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dee6ef"/>
      <style:paragraph-properties fo:text-align="center" style:writing-mode="lr-tb"/>
    </style:style>
    <style:style style:name="P5" style:family="paragraph">
      <loext:graphic-properties draw:fill-color="#a4e6cd"/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loext:graphic-properties draw:fill-color="#ffd7d7"/>
      <style:paragraph-properties fo:text-align="center" style:writing-mode="lr-tb"/>
    </style:style>
    <style:style style:name="P9" style:family="paragraph">
      <loext:graphic-properties draw:fill-color="#e1e047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32cm" svg:height="8.255cm" svg:x="3.222cm" svg:y="7.667cm">
          <text:p text:style-name="P1">A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5.459cm" svg:height="3.493cm" svg:x="11.795cm" svg:y="8.324cm">
          <text:p text:style-name="P3">Lambda <text:s text:c="2"/>R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5" draw:id="id5" draw:layer="layout" svg:width="4.189cm" svg:height="1.27cm" svg:x="12.43cm" svg:y="9.912cm">
          <text:p text:style-name="P3">API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4" draw:id="id4" draw:layer="layout" svg:width="5.08cm" svg:height="2.857cm" svg:x="3.857cm" svg:y="2.587cm">
          <text:p text:style-name="P6">External</text:p>
          <text:p text:style-name="P6">Cosigner</text:p>
          <text:p text:style-name="P6">Source <text:s text:c="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1" draw:id="id1" draw:layer="layout" svg:width="4.445cm" svg:height="1.588cm" svg:x="12.398cm" svg:y="3.539cm"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9" draw:id="id9" draw:layer="layout" svg:width="3.483cm" svg:height="1.27cm" svg:x="24.187cm" svg:y="10.525cm">
          <text:p text:style-name="P3">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10" draw:id="id10" draw:layer="layout" svg:width="3.483cm" svg:height="1.27cm" svg:x="24.187cm" svg:y="8.937cm">
          <text:p text:style-name="P3">ChatGB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3" draw:id="id3" draw:layer="layout" svg:width="5.018cm" svg:height="4.127cm" svg:x="3.919cm" svg:y="8.302cm">
          <text:p text:style-name="P3">Nitro Enclav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xml:id="id7" draw:id="id7" draw:layer="layout" svg:width="3.81cm" svg:height="1.905cm" svg:x="17.827cm" svg:y="13.382cm">
          <text:p text:style-name="P6">RDS <text:s text:c="6"/></text:p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3.811cm" svg:height="2.223cm" svg:x="4.553cm" svg:y="9.572cm">
          <text:p text:style-name="P3">Fireblocks</text:p>
          <text:p text:style-name="P3">MP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xml:id="id8" draw:id="id8" draw:layer="layout" svg:width="2.539cm" svg:height="1.269cm" svg:x="14.335cm" svg:y="14.018cm">
          <text:p text:style-name="P3">SQ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xml:id="id6" draw:id="id6" draw:layer="layout" svg:width="3.842cm" svg:height="1.904cm" svg:x="5.385cm" svg:y="13.474cm">
          <text:p text:style-name="P3">Quorum</text:p>
          <text:p text:style-name="P3">Blockch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curve" svg:x1="14.62cm" svg:y1="5.127cm" svg:x2="14.524cm" svg:y2="8.324cm" draw:start-shape="id1" draw:start-glue-point="2" draw:end-shape="id2" draw:end-glue-point="0" svg:d="M14620 5127c0 2398-96 800-96 3197" svg:viewBox="0 0 97 3198">
          <text:p/>
        </draw:connector>
        <draw:connector draw:style-name="gr12" draw:text-style-name="P10" draw:layer="layout" draw:type="curve" svg:x1="6.428cm" svg:y1="8.302cm" svg:x2="6.397cm" svg:y2="5.444cm" draw:start-shape="id3" draw:start-glue-point="0" draw:end-shape="id4" draw:end-glue-point="2" svg:d="M6428 8302c0-2143-31-715-31-2858" svg:viewBox="0 0 32 2859">
          <text:p/>
        </draw:connector>
        <draw:connector draw:style-name="gr12" draw:text-style-name="P10" draw:layer="layout" draw:type="curve" svg:x1="14.524cm" svg:y1="11.182cm" svg:x2="7.306cm" svg:y2="13.474cm" draw:start-shape="id5" draw:start-glue-point="2" draw:end-shape="id6" draw:end-glue-point="0" svg:d="M14524 11182c0 1720-7218 575-7218 2292" svg:viewBox="0 0 7219 2293">
          <text:p/>
        </draw:connector>
        <draw:connector draw:style-name="gr12" draw:text-style-name="P10" draw:layer="layout" draw:type="curve" svg:x1="14.524cm" svg:y1="11.182cm" svg:x2="19.732cm" svg:y2="13.382cm" draw:start-shape="id5" draw:start-glue-point="2" draw:end-shape="id7" draw:end-glue-point="0" svg:d="M14524 11182c0 1650 5208 550 5208 2200" svg:viewBox="0 0 5209 2201">
          <text:p/>
        </draw:connector>
        <draw:connector draw:style-name="gr12" draw:text-style-name="P10" draw:layer="layout" draw:type="curve" svg:x1="12.43cm" svg:y1="10.547cm" svg:x2="8.937cm" svg:y2="10.365cm" draw:start-shape="id5" draw:start-glue-point="3" svg:d="M12430 10547c-3025 0-1279-182-3493-182" svg:viewBox="0 0 3494 183">
          <text:p/>
        </draw:connector>
        <draw:frame draw:style-name="gr13" draw:text-style-name="P11" draw:layer="layout" svg:width="2.229cm" svg:height="0.962cm" svg:x="15.605cm" svg:y="12.43cm">
          <draw:text-box>
            <text:p>stores</text:p>
          </draw:text-box>
        </draw:frame>
        <draw:frame draw:style-name="gr14" draw:text-style-name="P11" draw:layer="layout" svg:width="3.889cm" svg:height="0.962cm" svg:x="7.985cm" svg:y="9.255cm">
          <draw:text-box>
            <text:p><text:s text:c="5"/>validates</text:p>
          </draw:text-box>
        </draw:frame>
        <draw:frame draw:style-name="gr15" draw:text-style-name="P11" draw:layer="layout" svg:width="2.936cm" svg:height="1.673cm" svg:x="6.636cm" svg:y="5.444cm">
          <draw:text-box>
            <text:p>retrieves</text:p>
            <text:p>shard</text:p>
          </draw:text-box>
        </draw:frame>
        <draw:frame draw:style-name="gr16" draw:text-style-name="P11" draw:layer="layout" svg:width="2.157cm" svg:height="0.962cm" svg:x="8.556cm" svg:y="12.512cm">
          <draw:text-box>
            <text:p>writes</text:p>
          </draw:text-box>
        </draw:frame>
        <draw:connector draw:style-name="gr12" draw:text-style-name="P10" draw:layer="layout" draw:type="curve" svg:x1="14.524cm" svg:y1="11.182cm" svg:x2="15.604cm" svg:y2="14.018cm" draw:start-shape="id5" draw:start-glue-point="2" draw:end-shape="id8" draw:end-glue-point="0" svg:d="M14524 11182c0 2127 1080 709 1080 2836" svg:viewBox="0 0 1081 2837">
          <text:p/>
        </draw:connector>
        <draw:connector draw:style-name="gr12" draw:text-style-name="P10" draw:layer="layout" draw:type="curve" svg:x1="24.187cm" svg:y1="11.16cm" svg:x2="16.619cm" svg:y2="10.547cm" draw:start-shape="id9" draw:start-glue-point="3" draw:end-shape="id5" draw:end-glue-point="1" svg:d="M24187 11160c-5676 0-1892-613-7568-613" svg:viewBox="0 0 7569 614">
          <text:p/>
        </draw:connector>
        <draw:connector draw:style-name="gr12" draw:text-style-name="P10" draw:layer="layout" draw:type="curve" svg:x1="24.187cm" svg:y1="9.572cm" svg:x2="16.619cm" svg:y2="10.547cm" draw:start-shape="id10" draw:start-glue-point="3" draw:end-shape="id5" draw:end-glue-point="1" svg:d="M24187 9572c-5676 0-1892 975-7568 975" svg:viewBox="0 0 7569 976">
          <text:p/>
        </draw:connector>
        <draw:frame draw:style-name="gr17" draw:text-style-name="P11" draw:layer="layout" svg:width="3.008cm" svg:height="0.962cm" svg:x="20.534cm" svg:y="9.88cm">
          <draw:text-box>
            <text:p>creates</text:p>
          </draw:text-box>
        </draw:frame>
        <draw:frame draw:style-name="gr18" draw:text-style-name="P10" draw:layer="layout" svg:width="1.348cm" svg:height="1.348cm" svg:x="7.032cm" svg:y="3.461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8" draw:text-style-name="P10" draw:layer="layout" svg:width="1.348cm" svg:height="1.348cm" svg:x="14.774cm" svg:y="3.754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8" draw:text-style-name="P10" draw:layer="layout" svg:width="1.348cm" svg:height="1.348cm" svg:x="19.972cm" svg:y="13.7cm">
          <draw:image xlink:href="Pictures/1000000100000033000000333423541A.png" xlink:type="simple" xlink:show="embed" xlink:actuate="onLoad" draw:mime-type="image/png">
            <text:p/>
          </draw:image>
        </draw:frame>
        <draw:custom-shape draw:style-name="gr19" draw:text-style-name="P7" xml:id="id11" draw:id="id11" draw:layer="layout" svg:width="2.222cm" svg:height="1.27cm" svg:x="19.098cm" svg:y="3.857cm">
          <text:p text:style-name="P6">KY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7" xml:id="id12" draw:id="id12" draw:layer="layout" svg:width="2.222cm" svg:height="1.27cm" svg:x="21.955cm" svg:y="3.857cm">
          <text:p text:style-name="P6">A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1" draw:layer="layout" svg:width="5.201cm" svg:height="0.962cm" svg:x="19.262cm" svg:y="2.78cm">
          <draw:text-box>
            <text:p>3<text:span text:style-name="T1">rd</text:span> party vendors</text:p>
          </draw:text-box>
        </draw:frame>
        <draw:frame draw:style-name="gr21" draw:text-style-name="P11" draw:layer="layout" svg:width="3.605cm" svg:height="0.962cm" svg:x="11.047cm" svg:y="5.445cm">
          <draw:text-box>
            <text:p>transaction</text:p>
          </draw:text-box>
        </draw:frame>
        <draw:connector draw:style-name="gr12" draw:text-style-name="P10" draw:layer="layout" draw:type="curve" svg:x1="14.524cm" svg:y1="9.912cm" svg:x2="20.209cm" svg:y2="5.127cm" draw:start-shape="id5" draw:start-glue-point="0" draw:end-shape="id11" draw:end-glue-point="2" svg:d="M14524 9912c0-3588 5685-1196 5685-4785" svg:viewBox="0 0 5686 4786">
          <text:p/>
        </draw:connector>
        <draw:connector draw:style-name="gr12" draw:text-style-name="P10" draw:layer="layout" draw:type="curve" svg:x1="14.595cm" svg:y1="9.939cm" svg:x2="23.066cm" svg:y2="5.127cm" draw:end-shape="id12" draw:end-glue-point="2" svg:d="M14595 9939c0-3202 8471-797 8471-4812" svg:viewBox="0 0 8472 4813">
          <text:p/>
        </draw:connector>
        <draw:custom-shape draw:style-name="gr22" draw:text-style-name="P7" xml:id="id15" draw:id="id15" draw:layer="layout" svg:width="3.491cm" svg:height="1.905cm" svg:x="7.667cm" svg:y="16.557cm">
          <text:p text:style-name="P6">State </text:p>
          <text:p text:style-name="P6">Treasu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7" xml:id="id14" draw:id="id14" draw:layer="layout" svg:width="3.81cm" svg:height="1.905cm" svg:x="11.795cm" svg:y="16.557cm">
          <text:p text:style-name="P6">Gold </text:p>
          <text:p text:style-name="P6">D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7" xml:id="id13" draw:id="id13" draw:layer="layout" svg:width="2.222cm" svg:height="1.27cm" svg:x="24.812cm" svg:y="3.857cm">
          <text:p text:style-name="P6">A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curve" svg:x1="14.664cm" svg:y1="9.966cm" svg:x2="25.923cm" svg:y2="5.127cm" draw:end-shape="id13" draw:end-glue-point="2" svg:d="M14664 9966c0-3222 11259-803 11259-4839" svg:viewBox="0 0 11260 4840">
          <text:p/>
        </draw:connector>
        <draw:connector draw:style-name="gr12" draw:text-style-name="P10" draw:layer="layout" draw:type="curve" svg:x1="14.524cm" svg:y1="11.182cm" svg:x2="13.7cm" svg:y2="16.557cm" draw:start-shape="id5" draw:start-glue-point="2" draw:end-shape="id14" draw:end-glue-point="0" svg:d="M14524 11182c0 4032-824 1345-824 5375" svg:viewBox="0 0 825 5376">
          <text:p/>
        </draw:connector>
        <draw:connector draw:style-name="gr12" draw:text-style-name="P10" draw:layer="layout" draw:type="curve" svg:x1="14.524cm" svg:y1="11.182cm" svg:x2="9.412cm" svg:y2="16.557cm" draw:start-shape="id5" draw:start-glue-point="2" draw:end-shape="id15" draw:end-glue-point="0" svg:d="M14524 11182c0 4032-5112 1345-5112 5375" svg:viewBox="0 0 5113 5376">
          <text:p/>
        </draw:connector>
        <draw:custom-shape draw:style-name="gr6" draw:text-style-name="P5" xml:id="id16" draw:id="id16" draw:layer="layout" svg:width="3.483cm" svg:height="1.27cm" svg:x="24.177cm" svg:y="12.112cm">
          <text:p text:style-name="P3">OpenAPI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0" draw:layer="layout" draw:type="curve" svg:x1="24.177cm" svg:y1="12.747cm" svg:x2="16.646cm" svg:y2="10.46cm" draw:start-shape="id16" draw:start-glue-point="3" svg:d="M24177 12747c-6054 0-2289-2287-7531-2287" svg:viewBox="0 0 7532 228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2:15:39.188997627</meta:creation-date>
    <dc:date>2024-12-02T19:36:41.275493767</dc:date>
    <meta:editing-duration>PT2H10M29S</meta:editing-duration>
    <meta:editing-cycles>24</meta:editing-cycles>
    <meta:generator>LibreOffice/24.2.6.2$Linux_X86_64 LibreOffice_project/420$Build-2</meta:generator>
    <meta:document-statistic meta:object-count="42"/>
  </office:meta>
</office:document-meta>
</file>